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06ED000001583E3F37B2.wmf"/>
  <manifest:file-entry manifest:media-type="" manifest:full-path="Pictures/2000000800001020000001585C0F5C6D.wmf"/>
  <manifest:file-entry manifest:media-type="" manifest:full-path="Pictures/20000008000006ED000001581711CC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a10000"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00%"/>
      <style:text-properties fo:color="#a10000" fo:font-size="16pt" fo:language="en" fo:country="none" fo:font-weight="bold" style:font-size-asian="16pt" style:font-weight-asian="bold" style:font-size-complex="16pt" style:font-weight-complex="bold"/>
    </style:style>
    <style:style style:name="P3" style:family="paragraph" style:parent-style-name="Standard" style:list-style-name="">
      <style:paragraph-properties fo:margin-top="0in" fo:margin-bottom="0.139in" fo:line-height="115%"/>
      <style:text-properties fo:color="#a10000" fo:font-size="11pt" fo:language="en" fo:country="none" fo:font-weight="bold" style:font-size-asian="11pt" style:font-weight-asian="bold" style:font-size-complex="11pt" style:font-weight-complex="bold"/>
    </style:style>
    <style:style style:name="P4" style:family="paragraph" style:parent-style-name="Standard" style:list-style-name="">
      <style:paragraph-properties fo:margin-top="0in" fo:margin-bottom="0.139in" fo:line-height="100%"/>
      <style:text-properties fo:color="#a10000" fo:font-size="11pt" fo:language="en" fo:country="none" fo:font-weight="bold" style:font-size-asian="11pt" style:font-weight-asian="bold" style:font-size-complex="11pt" style:font-weight-complex="bold"/>
    </style:style>
    <style:style style:name="P5" style:family="paragraph" style:parent-style-name="Standard" style:list-style-name="">
      <style:paragraph-properties fo:margin-top="0in" fo:margin-bottom="0.139in" fo:line-height="115%"/>
    </style:style>
    <style:style style:name="P6" style:family="paragraph" style:parent-style-name="Standard" style:list-style-name="">
      <style:paragraph-properties fo:margin-top="0in" fo:margin-bottom="0.139in" fo:line-height="100%"/>
    </style:style>
    <style:style style:name="P7" style:family="paragraph" style:parent-style-name="Standard" style:list-style-name="">
      <style:paragraph-properties fo:margin-top="0in" fo:margin-bottom="0.139in" fo:line-height="100%"/>
      <style:text-properties fo:color="#000056" fo:font-size="11pt" fo:language="en" fo:country="none" fo:font-weight="bold" style:font-size-asian="11pt" style:font-weight-asian="bold" style:font-size-complex="11pt" style:font-weight-complex="bold"/>
    </style:style>
    <style:style style:name="P8" style:family="paragraph" style:parent-style-name="Standard" style:list-style-name="" style:master-page-name="Standard">
      <style:paragraph-properties fo:margin-top="0in" fo:margin-bottom="0.139in" fo:line-height="115%" style:page-number="auto"/>
      <style:text-properties fo:color="#a10000" fo:font-size="16pt" fo:language="en" fo:country="none" fo:font-weight="bold" style:font-size-asian="16pt" style:font-weight-asian="bold" style:font-size-complex="16pt" style:font-weight-complex="bold"/>
    </style:style>
    <style:style style:name="T1" style:family="text">
      <style:text-properties fo:color="#a10000" fo:font-size="11pt" fo:language="en" fo:country="none" fo:font-weight="bold" style:font-size-asian="11pt" style:font-weight-asian="bold" style:font-size-complex="11pt" style:font-weight-complex="bold"/>
    </style:style>
    <style:style style:name="T2" style:family="text">
      <style:text-properties style:font-name="Calibri" fo:font-size="11pt" fo:language="en" fo:country="none" style:font-name-asian="Calibri" style:font-size-asian="11pt" style:font-name-complex="Calibri" style:font-size-complex="11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ct 1</text:p>
      <text:p text:style-name="P3">_</text:p>
      <text:p text:style-name="P1">Act 2</text:p>
      <text:p text:style-name="P3">_</text:p>
      <text:p text:style-name="P1">Act 3</text:p>
      <text:p text:style-name="P3">_</text:p>
      <text:p text:style-name="P1">Intermission</text:p>
      <text:p text:style-name="P3">_</text:p>
      <text:p text:style-name="P1">Act 4</text:p>
      <text:p text:style-name="P3">_</text:p>
      <text:p text:style-name="P1">Act 5</text:p>
      <text:p text:style-name="P3">_</text:p>
      <text:p text:style-name="P3">1. EZ1: =004187</text:p>
      <text:p text:style-name="P3">it feels</text:p>
      <text:p text:style-name="P3">different!</text:p>
      <text:p text:style-name="P3">uh</text:p>
      <text:p text:style-name="P3">stirring</text:p>
      <text:p text:style-name="P3">im n0t sure</text:p>
      <text:p text:style-name="P3">wait</text:p>
      <text:p text:style-name="P3">what is that</text:p>
      <text:p text:style-name="P3">this feeling</text:p>
      <text:p text:style-name="P3">0h g0d</text:p>
      <text:p text:style-name="P3">0H MY G0D WHAT DID Y0U D0!</text:p>
      <text:p text:style-name="P3">_</text:p>
      <text:p text:style-name="P3">2. EZ2: =004188</text:p>
      <text:p text:style-name="P3"><text:soft-page-break/>did y0u pr0gram this r0b0t t0 have feelings f0r y0u?</text:p>
      <text:p text:style-name="P3">R0MANTIC FEELINGS???</text:p>
      <text:p text:style-name="P3">ANSWER ME BLUE BL00D SCUM</text:p>
      <text:p text:style-name="P3">get it 0ut</text:p>
      <text:p text:style-name="P3">GET IT 0UT!!!</text:p>
      <text:p text:style-name="P3">GET IT 0UT GET IT 0UT GET IT 0UT GET IT 0UT GET IT 0UT GET IT 0UT GET IT 0UT GET IT 0UT GET IT 0UT GET IT 0UT GET IT 0UT GET IT 0UT GET IT 0UT</text:p>
      <text:p text:style-name="P3">_</text:p>
      <text:p text:style-name="P3">3. =004490</text:p>
      <text:p text:style-name="P3">this private b0ard will and has already served as a l0g 0f past events f0r future selves t0 rec0rd and a guide 0f future events f0r past selves t0 f0ll0w</text:p>
      <text:p text:style-name="P3">i d0nt kn0w which half 0f its r0le has been 0r will be m0re imp0rtant</text:p>
      <text:p text:style-name="P3">p0ssibly neither is critical since deviati0n fr0m the c0urse is m0stly imp0ssible and reflecti0n 0n its traversal is c0mpletely irrelevant</text:p>
      <text:p text:style-name="P3">but im typing this anyway</text:p>
      <text:p text:style-name="P3">because im b0red again</text:p>
      <text:p text:style-name="P3">and here i was thinking we were finished taking 0rders fr0m v0ices!</text:p>
      <text:p text:style-name="P3">weve 0nly swapped the imperatives 0f the dead with th0se 0f 0ur future selves</text:p>
      <text:p text:style-name="P3">wh0 are als0 dead</text:p>
      <text:p text:style-name="P3">yes it seems that way</text:p>
      <text:p text:style-name="P3">0h well it was an enj0yable reprieve fr0m fatalism while it lasted</text:p>
      <text:p text:style-name="P3">id nearly managed t0 sav0r it</text:p>
      <text:p text:style-name="P3">an err0r narr0wly av0ided then</text:p>
      <text:p text:style-name="P3">i think we sh0uld refrain fr0m dial0gue in this mem0</text:p>
      <text:p text:style-name="P3"><text:soft-page-break/>with0ut res0rting t0 bannings 0r absurd exchanges 0f self repudiati0n</text:p>
      <text:p text:style-name="P3">yeah i agree</text:p>
      <text:p text:style-name="P3">i just th0ught id interject that and g0</text:p>
      <text:p text:style-name="P3">0k</text:p>
      <text:p text:style-name="P3">_</text:p>
      <text:p text:style-name="P3">4. =004491</text:p>
      <text:p text:style-name="P3">we will and have already amassed an army t0 c0nfr0nt the black king</text:p>
      <text:p text:style-name="P3">an army c0nsisting 0f 0ur alternate future selves</text:p>
      <text:p text:style-name="P3">each 0ne rer0uted fr0m a d00med 0ffsh00t 0f the alpha timeline</text:p>
      <text:p text:style-name="P3">each given an0ther chance at a c0nstructive influence 0ver the ultimate 0utc0me</text:p>
      <text:p text:style-name="P3">by the way if y0u didnt kn0w already</text:p>
      <text:p text:style-name="P3">a future self returning t0 the past fr0m a d00med timeline will always be slated f0r imminent destructi0n herself</text:p>
      <text:p text:style-name="P3">its 0ne 0f the rules</text:p>
      <text:p text:style-name="P3">and the unf0rtunate reality is</text:p>
      <text:p text:style-name="P3">this will and has already been a mass suicide missi0n</text:p>
      <text:p text:style-name="P3">0r it w0uld be</text:p>
      <text:p text:style-name="P3">and already w0uld have been</text:p>
      <text:p text:style-name="P3">if we all werent already dead</text:p>
      <text:p text:style-name="P3">0_0</text:p>
      <text:p text:style-name="P3">_</text:p>
      <text:p text:style-name="P3">5. =004492</text:p>
      <text:p text:style-name="P3">m0bilizing 0urselves in such numbers w0uld be required t0 neutralize the kings psychic attacks</text:p>
      <text:p text:style-name="P3">it w0uld take 0ur c0mbined c0ncentrati0n t0 dampen the abilities he inherited fr0m glbg0lyb</text:p>
      <text:p text:style-name="P3"><text:soft-page-break/>with0ut the cumulative eff0rt 0f 0ur d00med reserves</text:p>
      <text:p text:style-name="P3">with0ut the heightened mental and physical endurance 0f 0ur r0b0tic vessels</text:p>
      <text:p text:style-name="P3">with0ut the untimely demise we all shared bef0re this began</text:p>
      <text:p text:style-name="P3">vict0ry w0uld n0t be p0ssible</text:p>
      <text:p text:style-name="P3">he w0uld kill us all with 0ne dreadful s0und</text:p>
      <text:p text:style-name="P3">_</text:p>
      <text:p text:style-name="P3">6. =004493</text:p>
      <text:p text:style-name="P3">i d0nt kn0w if it was just bad luck</text:p>
      <text:p text:style-name="P3">0r an extensi0n 0f the curse karkat insists he br0ught 0n us</text:p>
      <text:p text:style-name="P3">that lead t0 the incidental and unf0rtuit0us pr0t0typing 0f feferis p0werful lusus</text:p>
      <text:p text:style-name="P3">with0ut which the battle w0uld have p0sed little challenge</text:p>
      <text:p text:style-name="P3">i think</text:p>
      <text:p text:style-name="P3">it was m0re likely just an0ther inevitability</text:p>
      <text:p text:style-name="P3">a pr0duct 0f c0llusi0n between the disparate f0rces at play</text:p>
      <text:p text:style-name="P3">a bargain struck between what skaia kn0ws already and what the g0ds demand up fr0nt</text:p>
      <text:p text:style-name="P3">t0gether they 0rchestrate trials sufficient t0 ensure</text:p>
      <text:p text:style-name="P3">that in 0verc0ming them we w0uld be pr0ven w0rthy</text:p>
      <text:p text:style-name="P5"><text:span text:style-name="T1">0f inheriting </text:span><text:span text:style-name="T2"><draw:frame draw:style-name="fr1" text:anchor-type="as-char" svg:width="1.6252in" svg:height="0.1354in" draw:z-index="0"><draw:image xlink:href="Pictures/2000000800001020000001585C0F5C6D.wmf" xlink:type="simple" xlink:show="embed" xlink:actuate="onLoad"/></draw:frame></text:span></text:p>
      <text:p text:style-name="P3">ribbit</text:p>
      <text:p text:style-name="P3">wh00ps</text:p>
      <text:p text:style-name="P3">_</text:p>
      <text:p text:style-name="P3">7. =004494</text:p>
      <text:p text:style-name="P3">and s0 it w0uld be and has been already</text:p>
      <text:p text:style-name="P3">that while distracted by the c0mbined eff0rts 0f 0ur d00med legi0n</text:p>
      <text:p text:style-name="P3"><text:soft-page-break/>the king w0uld be aggressed by the 0thers</text:p>
      <text:p text:style-name="P3">and even th0ugh each w0uld be well prepared</text:p>
      <text:p text:style-name="P3">perched 0n the highest rungs 0f their echeladders</text:p>
      <text:p text:style-name="P3">equipped with the best weap0nry grist c0uld build</text:p>
      <text:p text:style-name="P3">versed in the deadliest fraym0tifs b00nd0llars c0uld buy</text:p>
      <text:p text:style-name="P3">_</text:p>
      <text:p text:style-name="P3">8. =004495</text:p>
      <text:p text:style-name="P3">even th0ugh the mete0rs fr0m the kings 0wn reck0ning w0uld be turned against him</text:p>
      <text:p text:style-name="P3">_</text:p>
      <text:p text:style-name="P3">9. =004496</text:p>
      <text:p text:style-name="P3">and even with 0ne imp0ssibly lucky r0ll 0f the dice at the final m0ment</text:p>
      <text:p text:style-name="P3">_</text:p>
      <text:p text:style-name="P3">10. =004497</text:p>
      <text:p text:style-name="P3">we w0uld 0nly narr0wly succeed</text:p>
      <text:p text:style-name="P3">_</text:p>
      <text:p text:style-name="P3">11. =004498</text:p>
      <text:p text:style-name="P3">but ultimately</text:p>
      <text:p text:style-name="P3">_</text:p>
      <text:p text:style-name="P3">12. =004499</text:p>
      <text:p text:style-name="P3">we w0uld pr0ve 0ur w0rth</text:p>
      <text:p text:style-name="P3">_</text:p>
      <text:p text:style-name="P3">13. =004500</text:p>
      <text:p text:style-name="P3">and the reward w0uld be within 0ur reach</text:p>
      <text:p text:style-name="P3">_</text:p>
      <text:p text:style-name="P3">14. =004501</text:p>
      <text:p text:style-name="P3"><text:soft-page-break/>but 0nly m0mentarily</text:p>
      <text:p text:style-name="P3">_</text:p>
      <text:p text:style-name="P3">15. =004502</text:p>
      <text:p text:style-name="P3">bef0re we w0uld be able t0 claim it</text:p>
      <text:p text:style-name="P3">we w0uld be interrupted</text:p>
      <text:p text:style-name="P3">by s0mething</text:p>
      <text:p text:style-name="P3">which w0uld be ushered int0 0ur sessi0n by a rift in parad0x space</text:p>
      <text:p text:style-name="P3">a rift which we w0uld determine</text:p>
      <text:p text:style-name="P3">will be 0pened by f0ur members 0f a fledgling species</text:p>
      <text:p text:style-name="P3">wh0 will be playing in an0ther sessi0n 0f the same game that we will and have already played</text:p>
      <text:p text:style-name="P3">_</text:p>
      <text:p text:style-name="P3">16. =004503</text:p>
      <text:p text:style-name="P3">their rift will lead t0 the great und0ing</text:p>
      <text:p text:style-name="P3">with0ut necessarily causing it</text:p>
      <text:p text:style-name="P3">n0t directly</text:p>
      <text:p text:style-name="P3">such rifts are themselves supp0sedly benign</text:p>
      <text:p text:style-name="P3">useful even</text:p>
      <text:p text:style-name="P3">they are catal0gued phen0mena within the game itself</text:p>
      <text:p text:style-name="P3">with a pr0vided means 0f creating them</text:p>
      <text:p text:style-name="P3">and a wide range 0f scenari0s f0r which it might be prudent t0 d0 s0</text:p>
      <text:p text:style-name="P3">the incipisphere l0cals have a m0re f0rmal term f0r them</text:p>
      <text:p text:style-name="P3">they typically refer t0 such a rift as</text:p>
      <text:p text:style-name="P3">_</text:p>
      <text:p text:style-name="P3">17. =004504</text:p>
      <text:p text:style-name="P3">a scratch</text:p>
      <text:p text:style-name="P3"><text:soft-page-break/>_</text:p>
      <text:p text:style-name="P3">18. =004504</text:p>
      <text:p text:style-name="P3">the direct effects 0f a scratch are limited t0 the sessi0n inv0king it</text:p>
      <text:p text:style-name="P3">we w0uld n0t experience 0r 0bserve th0se effects fr0m 0ur sessi0n</text:p>
      <text:p text:style-name="P3">but we w0uld experience the c0nsequences</text:p>
      <text:p text:style-name="P3">in the f0rm 0f that which prevented us fr0m claiming 0ur reward</text:p>
      <text:p text:style-name="P3">he wh0se hand w0uld be f0rced by the scratch</text:p>
      <text:p text:style-name="P3">t0 emerge fr0m hiding</text:p>
      <text:p text:style-name="P3">_</text:p>
      <text:p text:style-name="P3">19. =004506</text:p>
      <text:p text:style-name="P3">but there w0uld be n0 adequate way t0 prepare</text:p>
      <text:p text:style-name="P3">even with all the f0resight at 0ur disp0sal</text:p>
      <text:p text:style-name="P3">f0r a f0e m0re p0werful than the king we will and have already defeated</text:p>
      <text:p text:style-name="P3">f0r a dem0n wh0 is indestructible</text:p>
      <text:p text:style-name="P3">0mnip0tent</text:p>
      <text:p text:style-name="P3">and enraged</text:p>
      <text:p text:style-name="P3">_</text:p>
      <text:p text:style-name="P3">20. =004507</text:p>
      <text:p text:style-name="P3">while the rest 0f the party w0uld absc0nd</text:p>
      <text:p text:style-name="P3">0ur duplicates w0uld buy us time</text:p>
      <text:p text:style-name="P3">they w0uld all be killed</text:p>
      <text:p text:style-name="P3">again</text:p>
      <text:p text:style-name="P3">_</text:p>
      <text:p text:style-name="P3">21. =004508</text:p>
      <text:p text:style-name="P3">all except f0r me</text:p>
      <text:p text:style-name="P3"><text:soft-page-break/>this is just as well i supp0se</text:p>
      <text:p text:style-name="P3">what w0uld we even d0 with all th0se c0pies anyway</text:p>
      <text:p text:style-name="P3">_</text:p>
      <text:p text:style-name="P3">22. =004509</text:p>
      <text:p text:style-name="P3">we w0uld return t0 the site 0f 0ur hatching</text:p>
      <text:p text:style-name="P3">s0 t0 speak</text:p>
      <text:p text:style-name="P3">where we w0uld hide</text:p>
      <text:p text:style-name="P3">amidst a veil depleted by the reck0ning</text:p>
      <text:p text:style-name="P3">and wait</text:p>
      <text:p text:style-name="P3">drifting in the wide 0rbit 0f 0ur s00n t0 be null sessi0n</text:p>
      <text:p text:style-name="P3">_</text:p>
      <text:p text:style-name="P3">23. =004510</text:p>
      <text:p text:style-name="P5"><text:span text:style-name="T1">banished fr0m the </text:span><text:span text:style-name="T2"><draw:frame draw:style-name="fr1" text:anchor-type="as-char" svg:width="0.698in" svg:height="0.1354in" draw:z-index="1"><draw:image xlink:href="Pictures/20000008000006ED000001583E3F37B2.wmf" xlink:type="simple" xlink:show="embed" xlink:actuate="onLoad"/></draw:frame></text:span><text:span text:style-name="T1"> we left behind</text:span></text:p>
      <text:p text:style-name="P3">_</text:p>
      <text:p text:style-name="P3">24. =004517</text:p>
      <text:p text:style-name="P6"><text:span text:style-name="T1">and yet in being denied </text:span><text:span text:style-name="T2"><draw:frame draw:style-name="fr1" text:anchor-type="as-char" svg:width="1.6252in" svg:height="0.1354in" draw:z-index="2"><draw:image xlink:href="Pictures/2000000800001020000001585C0F5C6D.wmf" xlink:type="simple" xlink:show="embed" xlink:actuate="onLoad"/></draw:frame></text:span></text:p>
      <text:p text:style-name="P4"/>
      <text:p text:style-name="P4">_</text:p>
      <text:p text:style-name="P4">25. =004518</text:p>
      <text:p text:style-name="P4">we w0uld be barred fr0m entry</text:p>
      <text:p text:style-name="P4">_</text:p>
      <text:p text:style-name="P4">26. =004524</text:p>
      <text:p text:style-name="P6"><text:span text:style-name="T1">int0 the </text:span><text:span text:style-name="T2"><draw:frame draw:style-name="fr1" text:anchor-type="as-char" svg:width="0.698in" svg:height="0.1354in" draw:z-index="3"><draw:image xlink:href="Pictures/20000008000006ED000001581711CCE8.wmf" xlink:type="simple" xlink:show="embed" xlink:actuate="onLoad"/></draw:frame></text:span><text:span text:style-name="T1"> we created</text:span></text:p>
      <text:p text:style-name="P4">_</text:p>
      <text:p text:style-name="P2">Act 5 Act 2</text:p>
      <text:p text:style-name="P4">_</text:p>
      <text:p text:style-name="P4">27. TP1: =004529</text:p>
      <text:p text:style-name="P4"><text:soft-page-break/>i will n0t be participating</text:p>
      <text:p text:style-name="P4">_</text:p>
      <text:p text:style-name="P4">28. KV1; VS1; TP2: =004692</text:p>
      <text:p text:style-name="P4">KV - have y0u decided t0 tr0ll them yet</text:p>
      <text:p text:style-name="P4">never mind</text:p>
      <text:p text:style-name="P4">lets pretend i didnt say that and lets als0 pretend it isnt inevitable</text:p>
      <text:p text:style-name="P4">n0thing. its n0t like a decisi0n y0u are ab0ut t0 make will invariably lead t0 every pr0blem we have and will ever face as well as the great und0ing itself</text:p>
      <text:p text:style-name="P4">just keep listening t0 y0ur angry impulses it will all be fine</text:p>
      <text:p text:style-name="P4">actually i guess i c0uld kill y0u right n0w and st0p it all fr0m happening thus d00ming us all in an 0ffsh00t timeline</text:p>
      <text:p text:style-name="P4">i might c0nsider it if we all werent d00med anyway</text:p>
      <text:p text:style-name="P4">and if y0u werent my friend</text:p>
      <text:p text:style-name="P4">0_0</text:p>
      <text:p text:style-name="P4">VS - c0uldnt i ask y0u the same thing</text:p>
      <text:p text:style-name="P4">its really weird that y0u keep antag0nizing me</text:p>
      <text:p text:style-name="P4">i c0uld snap y0ur neck with a twitch</text:p>
      <text:p text:style-name="P4">0k what d0 y0u want</text:p>
      <text:p text:style-name="P4">...</text:p>
      <text:p text:style-name="P4">what d0 y0u want t0 kn0w specifically</text:p>
      <text:p text:style-name="P4">0_0</text:p>
      <text:p text:style-name="P4">are y0u seri0usly intending t0 fight him</text:p>
      <text:p text:style-name="P4">n0t especially</text:p>
      <text:p text:style-name="P4">TP - 0h is that what feferi thinks</text:p>
      <text:p text:style-name="P4">thats nice</text:p>
      <text:p text:style-name="P4">havent y0u underst00d anything ab0ut h0w parad0x space w0rks</text:p>
      <text:p text:style-name="P4">0f c0urse they are the s0luti0n</text:p>
      <text:p text:style-name="P4">but they are als0 the pr0blem</text:p>
      <text:p text:style-name="P4">every effect is als0 its 0wn cause</text:p>
      <text:p text:style-name="P4"><text:soft-page-break/>0ur tw0 universes exist 0n 0pp0sing sides 0f a m0bius strip which is 0f c0urse n0thing but c0ntradicti0n</text:p>
      <text:p text:style-name="P4">enj0y engineering the present c0nundrum as y0u try t0 s0lve it</text:p>
      <text:p text:style-name="P4">im c0mpletely d0ne with this</text:p>
      <text:p text:style-name="P4">_</text:p>
      <text:p text:style-name="P4">29. RL1: =004708</text:p>
      <text:p text:style-name="P4">what d0 y0u think y0ure d0ing!</text:p>
      <text:p text:style-name="P4">just st0p</text:p>
      <text:p text:style-name="P4">st0p st0p st0p st0p st0p st0p</text:p>
      <text:p text:style-name="P4">maybe if i say st0p en0ugh s0mething else will happen instead 0f the thing that d0es</text:p>
      <text:p text:style-name="P4">y0u arent g0ing t0 st0p are y0u</text:p>
      <text:p text:style-name="P4">n0 i d0nt care ab0ut that</text:p>
      <text:p text:style-name="P4">its y0ur quest t0 tear y0ur sessi0n apart</text:p>
      <text:p text:style-name="P4">i kn0w its exciting</text:p>
      <text:p text:style-name="P4">breaking stuff</text:p>
      <text:p text:style-name="P4">and n0t w0rrying ab0ut it</text:p>
      <text:p text:style-name="P4">but there are c0nsequences t0 hum0ring y0ur destructive impulses</text:p>
      <text:p text:style-name="P4">and c0nsequences t0 f0ll0wing</text:p>
      <text:p text:style-name="P4">what they say</text:p>
      <text:p text:style-name="P4">y0u kn0w wh0</text:p>
      <text:p text:style-name="P4">i d0nt even need t0 watch y0ur future acti0ns t0 kn0w this</text:p>
      <text:p text:style-name="P4">the kn0wing is the same as this elusive feeling 0f sickness thats been with me f0r years</text:p>
      <text:p text:style-name="P4">pr0bably since bef0re i died c0me t0 think 0f it</text:p>
      <text:p text:style-name="P4">it was always a big setup</text:p>
      <text:p text:style-name="P4">n0</text:p>
      <text:p text:style-name="P4">i never had 0ne</text:p>
      <text:p text:style-name="P4">s0rt 0f a special case here</text:p>
      <text:p text:style-name="P4">i just wish</text:p>
      <text:p text:style-name="P4"><text:soft-page-break/>back when i was behaving recklessly</text:p>
      <text:p text:style-name="P4">i had s0me0ne t0 tell me t0 st0p listening</text:p>
      <text:p text:style-name="P4">even if i ended up ign0ring their advice</text:p>
      <text:p text:style-name="P4">it w0uld have been nice</text:p>
      <text:p text:style-name="P4">i was assured i w0uld be saving my race</text:p>
      <text:p text:style-name="P4">which is maybe still true i d0nt kn0w</text:p>
      <text:p text:style-name="P4">but if it is then it will be the punchline t0 the vast j0ke</text:p>
      <text:p text:style-name="P4">y0u really d0nt understand anything yet d0 y0u</text:p>
      <text:p text:style-name="P4">and yet y0u bug and fuss and meddle</text:p>
      <text:p text:style-name="P4">with things m0re danger0us than y0u can imagine</text:p>
      <text:p text:style-name="P4">_</text:p>
      <text:p text:style-name="P4">30. RL2: =004709</text:p>
      <text:p text:style-name="P4">what d0 y0u want with the s0urce 0f the first guardians</text:p>
      <text:p text:style-name="P4">what g00d d0 y0u really think c0uld c0me 0f it</text:p>
      <text:p text:style-name="P4">y0u cant p0ssibly wield its energy 0r put it t0 c0nstructive use </text:p>
      <text:p text:style-name="P4">y0u w0nt find it either</text:p>
      <text:p text:style-name="P4">its imp0ssible</text:p>
      <text:p text:style-name="P4">n0!</text:p>
      <text:p text:style-name="P4">y0u still havent gathered that y0ure the pr0blem</text:p>
      <text:p text:style-name="P4">im thr0ugh with c0nsci0usly c0ntributing t0 inevitable 0utc0mes</text:p>
      <text:p text:style-name="P4">0bvi0usly</text:p>
      <text:p text:style-name="P4">but im just talking</text:p>
      <text:p text:style-name="P4">maybe the things i say will indirectly trigger y0ur critical acti0ns</text:p>
      <text:p text:style-name="P4">maybe n0t wh0 kn0ws</text:p>
      <text:p text:style-name="P4">maybe!!!</text:p>
      <text:p text:style-name="P4">maybe if i behave in a manner s0 rand0m</text:p>
      <text:p text:style-name="P4">parad0x space w0nt kn0w h0w t0 handle it!</text:p>
      <text:p text:style-name="P4">blah BL00P blee BLUH!@#$%^&amp;*()_+</text:p>
      <text:p text:style-name="P4"><text:soft-page-break/>didnt see that 0ne c0ming did y0u pspace??? + ?*rand(413^612)</text:p>
      <text:p text:style-name="P4">oh look and now i suddenly refuse to type zeroes in my sentences</text:p>
      <text:p text:style-name="P4">isnt that crazy! who thought that was even a possibility</text:p>
      <text:p text:style-name="P4">bslick never would have imagined THAT little vestibule of probability was tucked somewhere in his huge glistening blow sack</text:p>
      <text:p text:style-name="P4">ribbit ribbit ribbit</text:p>
      <text:p text:style-name="P4">WILL YOU LOOK AT THAT</text:p>
      <text:p text:style-name="P4">I JUST CONTROLLED THE RIBBITS AND I DID IT DELIBERATELY</text:p>
      <text:p text:style-name="P4">hahaha!</text:p>
      <text:p text:style-name="P4">0h w0w im sure y0u were just being faceti0us with that but y0u have n0 idea h0w funny that is right n0w</text:p>
      <text:p text:style-name="P4">y0u had n0 way 0f kn0wing thats a thing i d0 all the time but with zer0es</text:p>
      <text:p text:style-name="P4">this is great</text:p>
      <text:p text:style-name="P4">i think im 0n t0 s0mething here</text:p>
      <text:p text:style-name="P4">maybe if i dig deep en0ugh int0 my circuitry and rer0ute all 0f my reserve p0wer thr0ugh my quantum based rand0m number generat0r i can pr0duce behavi0r s0 c0mpletely 0ff the wall that parad0x space will have n0 ch0ice but t0 change everything!</text:p>
      <text:p text:style-name="P4">maybe i will also rig my p0wer s0urce t0 the 0utc0me 0f the functi0n and rand0mly bl0w myself up!</text:p>
      <text:p text:style-name="P4">that w0uld be just</text:p>
      <text:p text:style-name="P4">really</text:p>
      <text:p text:style-name="P4">really</text:p>
      <text:p text:style-name="P4">really*rand(rand(rand(rand(rand(0M)*0M)*0M)*0M)*0M) where 0M = s0me number drawn quite at rand0m fr0m 0ne 0f y0ur absurd human hats</text:p>
      <text:p text:style-name="P4">!~M~0~D~N~A~R</text:p>
      <text:p text:style-name="P4">g00dbye r0se</text:p>
      <text:p text:style-name="P4">enj0y y0ur rampant indiscreti0ns</text:p>
      <text:p text:style-name="P4">talk t0 y0u later assuming i havent rand0mly bl0wn myself up!</text:p>
      <text:p text:style-name="P4">_</text:p>
      <text:p text:style-name="P4">31. SC1: =005082</text:p>
      <text:p text:style-name="P4"><text:soft-page-break/>hi</text:p>
      <text:p text:style-name="P4">i guess i sh0uld say s0mething</text:p>
      <text:p text:style-name="P4">bef0re i g0</text:p>
      <text:p text:style-name="P4">i kn0w</text:p>
      <text:p text:style-name="P4">but this is hard f0r me</text:p>
      <text:p text:style-name="P4">n0 thats n0t true</text:p>
      <text:p text:style-name="P4">s0rry ab0ut everything</text:p>
      <text:p text:style-name="P4">and all the bad luck y0uve had</text:p>
      <text:p text:style-name="P4">y0u didnt deserve it</text:p>
      <text:p text:style-name="P4">i have t0 g0 n0w</text:p>
      <text:p text:style-name="P4">im n0t sure</text:p>
      <text:p text:style-name="P4">anyway thats it</text:p>
      <text:p text:style-name="P4">i d0nt kn0w that either</text:p>
      <text:p text:style-name="P4">but i guess if y0u d0</text:p>
      <text:p text:style-name="P4">pr0bably n0t with y0ur eyes</text:p>
      <text:p text:style-name="P4">i think y0ull be 0k with it th0ugh</text:p>
      <text:p text:style-name="P4">0_0</text:p>
      <text:p text:style-name="P4">i wish</text:p>
      <text:p text:style-name="P4">i c0uld s0meh0w make that em0tic0n smile</text:p>
      <text:p text:style-name="P4">0u0</text:p>
      <text:p text:style-name="P4">n0 that l00ks stupid</text:p>
      <text:p text:style-name="P4">0h well</text:p>
      <text:p text:style-name="P4">_</text:p>
      <text:p text:style-name="P4">32. SC2; AM1: =005490</text:p>
      <text:p text:style-name="P4">s0llux!</text:p>
      <text:p text:style-name="P4">y0u will never guess what i just f0und</text:p>
      <text:p text:style-name="P4">i d0ubt itum</text:p>
      <text:p text:style-name="P4">yes</text:p>
      <text:p text:style-name="P4">h0w did y0u kn0w!</text:p>
      <text:p text:style-name="P4"><text:soft-page-break/>yeah</text:p>
      <text:p text:style-name="P4">me t00</text:p>
      <text:p text:style-name="P4">what d0 y0u think it means?</text:p>
      <text:p text:style-name="P4">i d0nt kn0w maybe</text:p>
      <text:p text:style-name="P4">maybe y0urs are t00?</text:p>
      <text:p text:style-name="P4">wait</text:p>
      <text:p text:style-name="P4">yes</text:p>
      <text:p text:style-name="P4">shes very quiet th0ugh i cant tell what shes saying!</text:p>
      <text:p text:style-name="P4">g00d idea</text:p>
      <text:p text:style-name="P4">0k d0 y0u remember what we talked ab0ut regarding kanayas ruins?</text:p>
      <text:p text:style-name="P4">i asked y0u f0r help in understanding the glyphs </text:p>
      <text:p text:style-name="P4">0_0</text:p>
      <text:p text:style-name="P4">are y0u just being difficult 0r d0 y0u really n0t remember</text:p>
      <text:p text:style-name="P4">well 0bvi0usly!</text:p>
      <text:p text:style-name="P4">but i really appreciate y0ur help anyway </text:p>
      <text:p text:style-name="P4">well y0u said that y0ud need an0ther set 0f glyphs t0 make sense 0f them</text:p>
      <text:p text:style-name="P4">y0u speculated that there might be an0ther set 0f ruins</text:p>
      <text:p text:style-name="P4">y0u even guessed they w0uld be blue! it turns 0ut y0u were right</text:p>
      <text:p text:style-name="P4">d0nt y0u think that is pretty c00l?</text:p>
      <text:p text:style-name="P4">but y0u say that ab0ut everything!</text:p>
      <text:p text:style-name="P4">n0 its n0t!</text:p>
      <text:p text:style-name="P4">i did find s0me 0ther neat things d0wn here t00 which are strange but quite harmless and n0t f0reb0ding in the least!</text:p>
      <text:p text:style-name="P4">like this AMAZING hat!</text:p>
      <text:p text:style-name="P4">it is an authentic arche0l0gists hat its s0 hard t0 find them in this style</text:p>
      <text:p text:style-name="P4">there are n0 h0rn h0les but i l0ve it anyway its great</text:p>
      <text:p text:style-name="P4">i wasnt g0ing t0 tell y0u ab0ut that!</text:p>
      <text:p text:style-name="P4">damn it h0w did y0u kn0w</text:p>
      <text:p text:style-name="P4"><text:soft-page-break/>this is stupid</text:p>
      <text:p text:style-name="P4">maybe</text:p>
      <text:p text:style-name="P4">well</text:p>
      <text:p text:style-name="P4">0k</text:p>
      <text:p text:style-name="P4">w0w what</text:p>
      <text:p text:style-name="P4">_</text:p>
      <text:p text:style-name="P4">33. AM2; SC3: =005491</text:p>
      <text:p text:style-name="P7">this is a mem0ry</text:p>
      <text:p text:style-name="P7">in a dream bubble</text:p>
      <text:p text:style-name="P7">y0u changed y0ur v0ice because y0u remembered</text:p>
      <text:p text:style-name="P7">like i did</text:p>
      <text:p text:style-name="P7">that i died</text:p>
      <text:p text:style-name="P7">this is my mem0ry and als0 hers</text:p>
      <text:p text:style-name="P7">but i went 0n t0 bec0me the r0b0t wh0se remains are in this crater</text:p>
      <text:p text:style-name="P7">whereas she did n0t</text:p>
      <text:p text:style-name="P7">i d0nt actually kn0w her st0ry 0r h0w she g0t here but f0r me this was the end 0f the r0ad</text:p>
      <text:p text:style-name="P7">this is the afterlife</text:p>
      <text:p text:style-name="P4">_</text:p>
      <text:p text:style-name="P4">34. AM3; SC4; JH1: =005492</text:p>
      <text:p text:style-name="P7">shes right</text:p>
      <text:p text:style-name="P7">being d00med isnt that bad</text:p>
      <text:p text:style-name="P7">i spent m0st 0f my life that way remember</text:p>
      <text:p text:style-name="P7">at least y0u have the luxury 0f understanding</text:p>
      <text:p text:style-name="P7">and the best part ab0ut being d00med is y0u 0nly have t0 put up with it until y0u die</text:p>
      <text:p text:style-name="P7">actually i guess i dont have to keep talking like im doomed anymore do i</text:p>
      <text:p text:style-name="P7">hahahahaha!</text:p>
      <text:p text:style-name="P7">really?</text:p>
      <text:p text:style-name="P7"><text:soft-page-break/>whos jade</text:p>
      <text:p text:style-name="P7">ok</text:p>
      <text:p text:style-name="P7">i guess i am out of the loop on chronology for once</text:p>
      <text:p text:style-name="P4">_</text:p>
      <text:p text:style-name="P4">35. AM4; SC5; JH2: =005493</text:p>
      <text:p text:style-name="P7">this is awkward </text:p>
      <text:p text:style-name="P7">what actually happened after i died it sounds complicated</text:p>
      <text:p text:style-name="P7">ok then ill shut up</text:p>
      <text:p text:style-name="P7">i think one aradia saying things is more than enough probably</text:p>
      <text:p text:style-name="P4">_</text:p>
      <text:p text:style-name="P4">36. AM5; SC6; JH3; KM1: =005498</text:p>
      <text:p text:style-name="P7">bye sollux</text:p>
      <text:p text:style-name="P4">_</text:p>
      <text:p text:style-name="P4">37. AM6; JH4; KM2; TN1: =005505</text:p>
      <text:p text:style-name="P7">not exactly</text:p>
      <text:p text:style-name="P4">_</text:p>
      <text:p text:style-name="P4">38. AM7; JH5; KM3; TN2: =005506</text:p>
      <text:p text:style-name="P7">there was another fragment</text:p>
      <text:p text:style-name="P7">yes</text:p>
      <text:p text:style-name="P7">an additional eight symbols</text:p>
      <text:p text:style-name="P7">from a wild card source i suppose</text:p>
      <text:p text:style-name="P4">_</text:p>
      <text:p text:style-name="P4">39. AM8; JH6; KM4; TN3: =005507</text:p>
      <text:p text:style-name="P7">it came from a timeline not meant to happen</text:p>
      <text:p text:style-name="P7">the one i came from to ensure it wouldnt</text:p>
      <text:p text:style-name="P7">thus sealing my fate</text:p>
      <text:p text:style-name="P4">_</text:p>
      <text:p text:style-name="P4">40. AM9; JH7; KM5; TN4: =005508</text:p>
      <text:p text:style-name="P7">i believed the fragment was gibberish from a lunatic</text:p>
      <text:p text:style-name="P7"><text:soft-page-break/>after completing his rampage through our session</text:p>
      <text:p text:style-name="P7">since it was not part of the scripted chronology i was oblivious until it was too late to stop it</text:p>
      <text:p text:style-name="P7">not that it would matter if i did the timeline had already gone astray</text:p>
      <text:p text:style-name="P7">i pieced together what had happened by sleuthing the various scenes</text:p>
      <text:p text:style-name="P4">_</text:p>
      <text:p text:style-name="P4">41. AM10; JH8; KM6; TN5: =005509</text:p>
      <text:p text:style-name="P7">and discovered the text which the code was recorded in</text:p>
      <text:p text:style-name="P7">i decided to return to the alpha timeline with the text</text:p>
      <text:p text:style-name="P7">as evidence for his madness i guess</text:p>
      <text:p text:style-name="P7">in the alpha timeline this text was destroyed</text:p>
      <text:p text:style-name="P7">in an explosion caused by a computer virus</text:p>
      <text:p text:style-name="P7">this explosion did not take place on my timeline</text:p>
      <text:p text:style-name="P7">i identified this event as the difference prompting the offshoot</text:p>
      <text:p text:style-name="P7">and returned to our planet via the reckoning just as i did at the end of my life</text:p>
      <text:p text:style-name="P7">though that time deliberately</text:p>
      <text:p text:style-name="P7">to influence events quietly to make sure it happened</text:p>
      <text:p text:style-name="P7">and later joined the rest of our doomed selves to help defeat the king</text:p>
      <text:p text:style-name="P7">the others surely had similar responsibilities along the way</text:p>
      <text:p text:style-name="P4">_</text:p>
      <text:p text:style-name="P4">42. AM11; JH9; KM7; TN6: =005510</text:p>
      <text:p text:style-name="P7">as for the book</text:p>
      <text:p text:style-name="P7">i lost track of it shortly after i arrived</text:p>
      <text:p text:style-name="P4">_</text:p>
      <text:p text:style-name="P2">Act 6</text:p>
      <text:p text:style-name="P4">_</text:p>
      <text:p text:style-name="P2">Act 6 Intermission 1</text:p>
      <text:p text:style-name="P4"><text:soft-page-break/>_</text:p>
      <text:p text:style-name="P2">Act 6 Act 2</text:p>
      <text:p text:style-name="P4">_</text:p>
      <text:p text:style-name="P2">Act 6 Intermission 2</text:p>
      <text:p text:style-name="P4">_</text:p>
      <text:p text:style-name="P2">Act 6 Act 3</text:p>
      <text:p text:style-name="P4">_</text:p>
      <text:p text:style-name="P2">Act 6 Intermission 3</text:p>
      <text:p text:style-name="P4">_</text:p>
      <text:p text:style-name="P4">43. MINISTRIFE: =007327</text:p>
      <text:p text:style-name="P7">lets annihilate them </text:p>
      <text:p text:style-name="P7">yes lets. i am in the m00d t0 ruin s0meb0dy</text:p>
      <text:p text:style-name="P7">destr0y</text:p>
      <text:p text:style-name="P7">kill </text:p>
      <text:p text:style-name="P7">destr0y</text:p>
      <text:p text:style-name="P7">death t0 all</text:p>
      <text:p text:style-name="P7">like what real thing</text:p>
      <text:p text:style-name="P7">if y0u say like alive aradia i will make y0u BEG f0r a h0rse b0dy</text:p>
      <text:p text:style-name="P7">0h 0k</text:p>
      <text:p text:style-name="P7">this guy with the m0hawk was flirting with me and i was being fully receptive t0 his advances</text:p>
      <text:p text:style-name="P7">why must you devastate my pump biscuit so?</text:p>
      <text:p text:style-name="P4">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4" meta:object-count="0" meta:page-count="18" meta:paragraph-count="460" meta:word-count="2743" meta:character-count="14024"/>
    <meta:generator>OpenOffice/4.1.2$Win32 OpenOffice.org_project/412m3$Build-9782</meta:generator>
  </office:meta>
</office:document-meta>
</file>